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5pt"/>
    </style:style>
    <style:style style:name="T5" style:family="text">
      <style:text-properties officeooo:rsid="000cb3a8"/>
    </style:style>
    <style:style style:name="T6" style:family="text">
      <style:text-properties officeooo:rsid="000f67ca"/>
    </style:style>
    <style:style style:name="T7" style:family="text">
      <style:text-properties officeooo:rsid="0010aa23"/>
    </style:style>
    <style:style style:name="T8" style:family="text">
      <style:text-properties officeooo:rsid="00120003"/>
    </style:style>
    <style:style style:name="T9" style:family="text">
      <style:text-properties style:font-name="sans-serif" fo:font-size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Yocto BSP Tool</text:p>
      <text:p text:style-name="P3"/>
      <text:p text:style-name="P3"/>
      <text:p text:style-name="P6"><text:span text:style-name="T1">The Yocto BSP Tool consists of a small set of scripts which generate a </text:span>standardized Yocto BSP layer, including machine configuration, supporting recipes, and README files. It also allows the user to add (and remove) patches and kernel config fragments to a linux-yocto kernel without having to edit or learn the sordid details of the linux-yocto meta-data</text:p>
      <text:p text:style-name="P4"/>
      <text:p text:style-name="P5">Modify the Kernel Recipe</text:p>
      <text:p text:style-name="P7"><text:span text:style-name="T2"><text:tab/></text:span>Yocto BSP Tool to add the driver patch and update the configuration</text:p>
      <text:p text:style-name="P7"><text:tab/></text:p>
      <text:p text:style-name="P7"><text:tab/>$ yocto-kernel patch add <text:span text:style-name="T5">layer_name PATH</text:span></text:p>
      <text:p text:style-name="P7"/>
      <text:p text:style-name="P7"><text:tab/>$ yocto-kernel patch list <text:span text:style-name="T6">layer_name</text:span></text:p>
      <text:p text:style-name="P7"><text:tab/></text:p>
      <text:p text:style-name="P7"><text:tab/>$ yocto-kernel config add <text:span text:style-name="T7">layer_name</text:span> CONFIG_YOCTO_TESTMOD=y</text:p>
      <text:p text:style-name="P7"/>
      <text:p text:style-name="P7"><text:tab/><text:span text:style-name="T8">$ </text:span>yocto-kernel config list <text:span text:style-name="T8">layer_name</text:span></text:p>
      <text:p text:style-name="P7"><text:tab/></text:p>
      <text:p text:style-name="P7"><text:tab/></text:p>
      <text:p text:style-name="P1">Lab 5 Conclusion</text:p>
      <text:p text:style-name="P7"><text:span text:style-name="T1"><text:tab/></text:span><text:span text:style-name="T3">In this lab you used the Yocto BSP tools to generate a complete BSP layer, including patches and config fragments, without writing any of it yourself. This concludes Lab 5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6:46:00.370705793</meta:creation-date>
    <meta:generator>LibreOffice/4.2.8.2$Linux_X86_64 LibreOffice_project/420m0$Build-2</meta:generator>
    <dc:date>2016-04-13T16:54:10.332481479</dc:date>
    <meta:editing-duration>PT7M31S</meta:editing-duration>
    <meta:editing-cycles>19</meta:editing-cycles>
    <meta:document-statistic meta:table-count="0" meta:image-count="0" meta:object-count="0" meta:page-count="1" meta:paragraph-count="14" meta:word-count="132" meta:character-count="833" meta:non-whitespace-character-count="701"/>
  </office:meta>
</office:document-meta>
</file>